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26cm" fo:margin-right="0cm" fo:margin-top="0.529cm" fo:margin-bottom="0cm" style:contextual-spacing="false" fo:line-height="120%" fo:text-indent="0cm" style:auto-text-indent="false" style:writing-mode="lr-tb"/>
      <style:text-properties fo:font-weight="normal"/>
    </style:style>
    <style:style style:name="P2" style:family="paragraph" style:parent-style-name="Text_20_body">
      <style:paragraph-properties fo:margin-left="0.524cm" fo:margin-right="0cm" fo:margin-top="0.019cm" fo:margin-bottom="0cm" style:contextual-spacing="false" fo:line-height="120%" fo:text-indent="0cm" style:auto-text-indent="false" style:writing-mode="lr-tb"/>
      <style:text-properties fo:font-weight="normal"/>
    </style:style>
    <style:style style:name="P3" style:family="paragraph" style:parent-style-name="Text_20_body">
      <style:paragraph-properties fo:margin-left="0.522cm" fo:margin-right="0cm" fo:margin-top="0.489cm" fo:margin-bottom="0cm" style:contextual-spacing="false" fo:line-height="120%" fo:text-indent="0cm" style:auto-text-indent="false" style:writing-mode="lr-tb"/>
      <style:text-properties fo:font-weight="normal"/>
    </style:style>
    <style:style style:name="P4" style:family="paragraph" style:parent-style-name="Text_20_body">
      <style:paragraph-properties fo:margin-left="0.519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5" style:family="paragraph" style:parent-style-name="Text_20_body">
      <style:paragraph-properties fo:margin-left="0.512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.527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cm" fo:margin-right="0cm" fo:margin-top="0.231cm" fo:margin-bottom="0cm" style:contextual-spacing="false" fo:line-height="120%" fo:text-align="center" style:justify-single-word="false" fo:text-indent="0cm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weight="normal"/>
    </style:style>
    <style:style style:name="P9" style:family="paragraph" style:parent-style-name="Text_20_body">
      <style:paragraph-properties fo:margin-left="0cm" fo:margin-right="0cm" fo:margin-top="0.078cm" fo:margin-bottom="0cm" style:contextual-spacing="false" fo:line-height="120%" fo:text-align="center" style:justify-single-word="false" fo:text-indent="0cm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cm" fo:margin-right="0cm" fo:margin-top="0.021cm" fo:margin-bottom="0cm" style:contextual-spacing="false" fo:line-height="120%" fo:text-align="center" style:justify-single-word="false" fo:text-indent="0cm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.512cm" fo:margin-right="0.148cm" fo:margin-top="0.452cm" fo:margin-bottom="0cm" style:contextual-spacing="false" fo:line-height="140%" fo:text-indent="0.002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0.016cm" fo:margin-right="0.425cm" fo:margin-top="0.434cm" fo:margin-bottom="0cm" style:contextual-spacing="false" fo:line-height="121%" fo:text-indent="-0.002cm" style:auto-text-indent="false" fo:padding="0cm" fo:border="none" style:writing-mode="lr-tb"/>
      <style:text-properties fo:font-weight="normal"/>
    </style:style>
    <style:style style:name="P13" style:family="paragraph" style:parent-style-name="Text_20_body">
      <style:paragraph-properties fo:margin-left="0.517cm" fo:margin-right="0.247cm" fo:margin-top="0.011cm" fo:margin-bottom="0cm" style:contextual-spacing="false" fo:line-height="121%" fo:text-indent="-0.002cm" style:auto-text-indent="false" fo:padding="0cm" fo:border="none" style:writing-mode="lr-tb"/>
      <style:text-properties fo:font-weight="normal"/>
    </style:style>
    <style:style style:name="P14" style:family="paragraph" style:parent-style-name="Text_20_body">
      <style:paragraph-properties fo:margin-left="0.52cm" fo:margin-right="0.859cm" fo:margin-top="0.021cm" fo:margin-bottom="0cm" style:contextual-spacing="false" fo:line-height="121%" fo:text-indent="0.004cm" style:auto-text-indent="false" style:writing-mode="lr-tb"/>
      <style:text-properties fo:font-weight="normal"/>
    </style:style>
    <style:style style:name="P15" style:family="paragraph" style:parent-style-name="Text_20_body">
      <style:paragraph-properties fo:margin-left="0.513cm" fo:margin-right="3.295cm" fo:margin-top="0.436cm" fo:margin-bottom="0cm" style:contextual-spacing="false" fo:line-height="121%" fo:text-indent="0cm" style:auto-text-indent="false" style:writing-mode="lr-tb"/>
      <style:text-properties fo:font-weight="normal"/>
    </style:style>
    <style:style style:name="P16" style:family="paragraph" style:parent-style-name="Text_20_body">
      <style:paragraph-properties fo:margin-left="0.501cm" fo:margin-right="2.782cm" fo:margin-top="0.025cm" fo:margin-bottom="0cm" style:contextual-spacing="false" fo:line-height="121%" fo:text-indent="0.014cm" style:auto-text-indent="false" style:writing-mode="lr-tb"/>
      <style:text-properties fo:font-weight="normal"/>
    </style:style>
    <style:style style:name="P17" style:family="paragraph" style:parent-style-name="Text_20_body">
      <style:paragraph-properties fo:margin-left="0.522cm" fo:margin-right="0.69cm" fo:margin-top="0.011cm" fo:margin-bottom="0cm" style:contextual-spacing="false" fo:line-height="121%" fo:text-indent="-0.007cm" style:auto-text-indent="false" fo:padding="0cm" fo:border="none" style:writing-mode="lr-tb"/>
      <style:text-properties fo:font-weight="normal"/>
    </style:style>
    <style:style style:name="P18" style:family="paragraph" style:parent-style-name="Text_20_body">
      <style:paragraph-properties fo:margin-left="0.517cm" fo:margin-right="0cm" fo:margin-top="0.494cm" fo:margin-bottom="0cm" style:contextual-spacing="false" fo:line-height="121%" fo:text-indent="0.016cm" style:auto-text-indent="false" style:writing-mode="lr-tb"/>
      <style:text-properties fo:font-weight="normal"/>
    </style:style>
    <style:style style:name="P19" style:family="paragraph" style:parent-style-name="Text_20_body">
      <style:paragraph-properties fo:margin-left="0.515cm" fo:margin-right="0.078cm" fo:margin-top="0.014cm" fo:margin-bottom="0cm" style:contextual-spacing="false" fo:line-height="121%" fo:text-align="justify" style:justify-single-word="false" fo:text-indent="0.002cm" style:auto-text-indent="false" style:writing-mode="lr-tb"/>
      <style:text-properties fo:font-weight="normal"/>
    </style:style>
    <style:style style:name="P20" style:family="paragraph" style:parent-style-name="Text_20_body">
      <style:paragraph-properties fo:margin-left="0.517cm" fo:margin-right="0.459cm" fo:margin-top="0.014cm" fo:margin-bottom="0cm" style:contextual-spacing="false" fo:line-height="121%" fo:text-indent="-0.012cm" style:auto-text-indent="false" fo:padding="0cm" fo:border="none" style:writing-mode="lr-tb"/>
      <style:text-properties fo:font-weight="normal"/>
    </style:style>
    <style:style style:name="P21" style:family="paragraph" style:parent-style-name="Text_20_body">
      <style:paragraph-properties fo:margin-left="0.506cm" fo:margin-right="1.136cm" fo:margin-top="0.014cm" fo:margin-bottom="0cm" style:contextual-spacing="false" fo:line-height="121%" fo:text-indent="-0.011cm" style:auto-text-indent="false" fo:padding="0cm" fo:border="none" style:writing-mode="lr-tb"/>
      <style:text-properties fo:font-weight="normal"/>
    </style:style>
    <style:style style:name="P22" style:family="paragraph" style:parent-style-name="Text_20_body">
      <style:paragraph-properties fo:margin-left="0.515cm" fo:margin-right="0.661cm" fo:margin-top="0.014cm" fo:margin-bottom="0cm" style:contextual-spacing="false" fo:line-height="121%" fo:text-indent="-0.011cm" style:auto-text-indent="false" fo:padding="0cm" fo:border="none" style:writing-mode="lr-tb"/>
      <style:text-properties fo:font-weight="normal"/>
    </style:style>
    <style:style style:name="P23" style:family="paragraph" style:parent-style-name="Text_20_body">
      <style:paragraph-properties fo:margin-left="0.513cm" fo:margin-right="0.28cm" fo:margin-top="0.019cm" fo:margin-bottom="0cm" style:contextual-spacing="false" fo:line-height="121%" fo:text-indent="-0.016cm" style:auto-text-indent="false" fo:padding="0cm" fo:border="none" style:writing-mode="lr-tb"/>
      <style:text-properties fo:font-weight="normal"/>
    </style:style>
    <style:style style:name="P24" style:family="paragraph" style:parent-style-name="Text_20_body">
      <style:paragraph-properties fo:margin-left="0.51cm" fo:margin-right="0.265cm" fo:margin-top="0.014cm" fo:margin-bottom="0cm" style:contextual-spacing="false" fo:line-height="121%" fo:text-indent="0.018cm" style:auto-text-indent="false" style:writing-mode="lr-tb"/>
      <style:text-properties fo:font-weight="normal" officeooo:paragraph-rsid="001ebeac"/>
    </style:style>
    <style:style style:name="P25" style:family="paragraph" style:parent-style-name="Text_20_body">
      <style:paragraph-properties fo:margin-left="0.012cm" fo:margin-right="3.138cm" fo:margin-top="0.683cm" fo:margin-bottom="0cm" style:contextual-spacing="false" fo:line-height="265%" fo:text-indent="-0.504cm" style:auto-text-indent="false" fo:padding="0cm" fo:border="none" style:writing-mode="lr-tb"/>
      <style:text-properties fo:font-weight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font-name="Calibri" fo:font-size="11.0500001907349pt" fo:font-style="normal" style:text-underline-style="solid" style:text-underline-width="auto" style:text-underline-color="font-color" fo:font-weight="normal" fo:background-color="transparent"/>
    </style:style>
    <style:style style:name="P27" style:family="paragraph" style:parent-style-name="Text_20_body">
      <style:paragraph-properties fo:margin-left="0.018cm" fo:margin-right="0.443cm" fo:margin-top="0.443cm" fo:margin-bottom="0cm" style:contextual-spacing="false" fo:line-height="230%" fo:text-indent="-0.0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.533cm" fo:margin-right="0cm" fo:margin-top="0.02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.018cm" fo:margin-right="0cm" fo:margin-top="0.014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0.018cm" fo:margin-right="0cm" fo:margin-top="0.38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.032cm" fo:margin-right="0cm" fo:margin-top="0.48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0.032cm" fo:margin-right="0cm" fo:margin-top="0.50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0.032cm" fo:margin-right="0cm" fo:margin-top="0.02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.032cm" fo:margin-right="0cm" fo:margin-top="0.434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0.028cm" fo:margin-right="0.9cm" fo:margin-top="0.639cm" fo:margin-bottom="0cm" style:contextual-spacing="false" fo:line-height="141%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.025cm" fo:margin-right="0.536cm" fo:margin-top="0.028cm" fo:margin-bottom="0cm" style:contextual-spacing="false" fo:line-height="121%" fo:text-indent="0.00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left="0.019cm" fo:margin-right="0cm" fo:margin-top="0.44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left="0.52cm" fo:margin-right="0cm" fo:margin-top="0.36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left="0.513cm" fo:margin-right="0cm" fo:margin-top="0.005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40" style:family="paragraph" style:parent-style-name="Text_20_body">
      <style:paragraph-properties fo:margin-left="0.52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41" style:family="paragraph" style:parent-style-name="Text_20_body">
      <style:paragraph-properties fo:margin-left="0.005cm" fo:margin-right="0cm" fo:margin-top="0.02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42" style:family="paragraph" style:parent-style-name="Text_20_body">
      <style:paragraph-properties fo:margin-left="0.527cm" fo:margin-right="0cm" fo:margin-top="0.9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officeooo:paragraph-rsid="001ebeac" style:text-blinking="false" fo:background-color="transparent"/>
    </style:style>
    <style:style style:name="P43" style:family="paragraph" style:parent-style-name="Text_20_body">
      <style:paragraph-properties fo:margin-left="0cm" fo:margin-right="0.22cm" fo:margin-top="0.494cm" fo:margin-bottom="0cm" style:contextual-spacing="false" fo:line-height="139%" fo:text-indent="0.026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font-name="Calibri" fo:font-size="11.0500001907349pt" fo:font-style="normal" style:text-underline-style="solid" style:text-underline-width="auto" style:text-underline-color="font-color" fo:font-weight="bol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661cee72-7fff-0a55-b947-76ac7f2c82b4"/><text:span text:style-name="T1">CPIFP Alan Turing  Pag. 1 </text:span></text:p>
      <text:p text:style-name="Text_20_body"/>
      <text:p text:style-name="P26">Comandos Básicos Ubuntuf Curso 2025-26 </text:p>
      <text:p text:style-name="Text_20_body"/>
      <text:p text:style-name="P8"><text:span text:style-name="T4">Bloque2: USUARIOS Y GRUPOS PARTE 1.</text:span><text:span text:style-name="T3"> </text:span></text:p>
      <text:p text:style-name="P37">(las siguientes instrucciones necesitan elevación sudo)  </text:p>
      <text:p text:style-name="P1"><text:span text:style-name="T4">USUARIOS</text:span><text:span text:style-name="T3"> </text:span></text:p>
      <text:p text:style-name="P27">a) Crear un usuario: (podrá crear usuarios el root o un usuario que pertenezca al grupo sudo)  Dos instrucciones son válidas: </text:p>
      <text:p text:style-name="P9"><text:span text:style-name="T2">adduser pedro </text:span><text:span text:style-name="T3">→ </text:span><text:span text:style-name="T1">Este es un script que sólo funciona cuando el equipo está actualizado. </text:span></text:p>
      <text:p text:style-name="P11"><text:span text:style-name="T2">sudo useradd -m -s /bin/bash -d /home/pedropersonal pedro </text:span><text:span text:style-name="T3">→</text:span><text:span text:style-name="T1">(-m para que cree su  WORKDIR, -s para que el interprete de comandos sea “bash” y –d para cambiar la ubicación  del WORKDIR por defecto(“/home/usuario”), sino que vamos a cambiarlo a una ubicación como ( “/home/pedropersonal”). </text:span></text:p>
      <text:p text:style-name="P28">Por defecto al crear un usuario, este usuario crea un grupo con su propio nombre. </text:p>
      <text:p text:style-name="P28"/>
      <text:p text:style-name="P35">b) Para saber de un determinado usuario sobre los códigos de usuario, grupo principal del  usuario y otros grupos a los que pertenece: </text:p>
      <text:p text:style-name="P38">id pedro </text:p>
      <text:p text:style-name="P38"/>
      <text:p text:style-name="P38"/>
      <text:p text:style-name="P12"><text:span text:style-name="T1">c) Comando </text:span><text:span text:style-name="T2">passwd </text:span><text:span text:style-name="T1">para cambiar la contraseña de acceso de un usuario, poder bloquearlo o  desbloquearlo: </text:span></text:p>
      <text:p text:style-name="P29">Cambio de contraseña: </text:p>
      <text:p text:style-name="P2"><text:span text:style-name="T2">passwd pedro </text:span><text:span text:style-name="T3">→ </text:span><text:span text:style-name="T2">cambiarsu contraseña </text:span></text:p>
      <text:p text:style-name="P14"><text:span text:style-name="T2">passwd –d pedro </text:span><text:span text:style-name="T3">→ </text:span><text:span text:style-name="T2">hace que pedro no necesite contraseña para acceder a su cuenta  (CUIDADO!!) </text:span></text:p>
      <text:p text:style-name="P31">Bloquear un usuario </text:p>
      <text:p text:style-name="P2"><text:span text:style-name="T2">passwd –l pedro </text:span><text:span text:style-name="T3">→ </text:span><text:span text:style-name="T2">lock o bloqueo del usuario </text:span></text:p>
      <text:p text:style-name="P36">Nota: Otra forma de evitar que un usuario pueda acceder al sistema es cambiándole su shell  (caparazón). Usando la instrucción: </text:p>
      <text:p text:style-name="P39">sudo usermod -s /sbin/nologin ana </text:p>
      <text:p text:style-name="P32"><text:soft-page-break/>Desbloquear a un usuario </text:p>
      <text:p text:style-name="P40">passwd –u pedro </text:p>
      <text:p text:style-name="P43">Nota: íntimamente relacionado con la creación y acceso de usuarios alsistema esta el fichero /etc/passwd. Si modificamos dicho fichero, modificaremosla forma de trabajo y acceso de  los usuarios al sistema. </text:p>
      <text:p text:style-name="P43"/>
      <text:p text:style-name="P43"/>
      <text:p text:style-name="P30">d) Cambiar de un usuario a otro </text:p>
      <text:p text:style-name="P15"><text:span text:style-name="T2">su ana </text:span><text:span text:style-name="T3">→ </text:span><text:span text:style-name="T2">(switch user … ana) Nota: </text:span><text:span text:style-name="T1">Usa </text:span><text:span text:style-name="T2">exit </text:span><text:span text:style-name="T1">para abandonar la sesión. </text:span><text:span text:style-name="T2">sudo su </text:span><text:span text:style-name="T3">→ </text:span><text:span text:style-name="T2">(cambiar al usuario root) </text:span></text:p>
      <text:p text:style-name="P7"><text:span text:style-name="T1">CPIFP Alan Turing  Pag. 2 </text:span></text:p>
      <text:p text:style-name="P26">Comandos Básicos Ubuntuf Curso 2025-26 </text:p>
      <text:p text:style-name="Text_20_body"/>
      <text:p text:style-name="P33">Listar los usuarios existentes en un sistema: </text:p>
      <text:p text:style-name="P34">Existen varias comandos: </text:p>
      <text:p text:style-name="P41">getent passwd </text:p>
      <text:p text:style-name="P10"><text:span text:style-name="T2">cat /etc/passwd (y sus variante como tail -10 /etc/passwd </text:span><text:span text:style-name="T3">→ </text:span><text:span text:style-name="T2">diez últimos usuarios creados…)</text:span></text:p>
      <text:p text:style-name="P25"><text:span text:style-name="T2">tail -5 passwd | awk -F: '{ print $1}' </text:span><text:span text:style-name="T3">→ </text:span><text:span text:style-name="T2">Sólo la primera posición (el nombre) </text:span><text:span text:style-name="T1">e) Borrar usuarios del sistema: </text:span></text:p>
      <text:p text:style-name="P16"><text:span text:style-name="T2">deluser </text:span><text:span text:style-name="T1">ana </text:span><text:span text:style-name="T3">→ </text:span><text:span text:style-name="T1">Borra automáticamente al usuario ana según lo indicado en </text:span><text:span text:style-name="T2">/etc/deluser.conf </text:span></text:p>
      <text:p text:style-name="P3"><text:span text:style-name="T2">userdel -r </text:span><text:span text:style-name="T1">ana </text:span><text:span text:style-name="T3">→ </text:span><text:span text:style-name="T1">borra al usuario ana y todo su WORKDIR </text:span></text:p>
      <text:p text:style-name="P17"><text:span text:style-name="T2">userdel -f </text:span><text:span text:style-name="T1">ana </text:span><text:span text:style-name="T3">→ </text:span><text:span text:style-name="T1">borra el usuario ana, todo su WORKDIR aunque esté conectado en ese  momento asl servidor 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42"><text:soft-page-break/>Ejercicio GESTIÓN DE USUARIO. </text:p>
      <text:p text:style-name="P18"><text:span text:style-name="T1">1. Accede a una terminar de Ubuntu y crea a los usuarios </text:span><text:span text:style-name="T3">“</text:span><text:span text:style-name="T2">ana”, “pedro” y “alonso” </text:span><text:span text:style-name="T1">usando  el comando </text:span><text:span text:style-name="T2">adduser. </text:span></text:p>
      <text:p text:style-name="P18"><text:span text:style-name="T2"/></text:p>
      <text:p text:style-name="P18"><text:span text:style-name="T2"/></text:p>
      <text:p text:style-name="P19"><text:span text:style-name="T2">2. </text:span><text:span text:style-name="T1">Crea otro usuario llamado “kevin” usando esta vez la instrucción </text:span><text:span text:style-name="T2">useradd </text:span><text:span text:style-name="T1">de manera que  su WORKDIR sea </text:span><text:span text:style-name="T2">/home/kevinpersonal. </text:span><text:span text:style-name="T1">El shell de este usuario será </text:span><text:span text:style-name="T2">/bin/bash. </text:span><text:span text:style-name="T1">Créale una  contraseña de acceso. </text:span></text:p>
      <text:p text:style-name="P19"><text:span text:style-name="T1"/></text:p>
      <text:p text:style-name="P19"><text:span text:style-name="T1"/></text:p>
      <text:p text:style-name="P20"><text:span text:style-name="T2">3. </text:span><text:span text:style-name="T1">Lista las 4 últimas líneas del fichero /etc/passwd. ¿Qué información estás viendo como  resultado de este listado? </text:span></text:p>
      <text:p text:style-name="P20"><text:span text:style-name="T1"/></text:p>
      <text:p text:style-name="P20"><text:span text:style-name="T1"/></text:p>
      <text:p text:style-name="P21"><text:span text:style-name="T2">4. </text:span><text:span text:style-name="T1">Cambia de tu usuario actual al usuario “ana” y crea usando la instrucción mkdir un  directorio dentro de su directorio de trabajo llamado “documentos”. </text:span></text:p>
      <text:p text:style-name="P21"><text:span text:style-name="T1"/></text:p>
      <text:p text:style-name="P21"><text:span text:style-name="T1"/></text:p>
      <text:p text:style-name="P4"><text:span text:style-name="T2">5. </text:span><text:span text:style-name="T1">Trata de acceder al workdir de alonso. ¿Qué ocurre? ¿Por qué? </text:span></text:p>
      <text:p text:style-name="P4"><text:span text:style-name="T1"/></text:p>
      <text:p text:style-name="P4"><text:span text:style-name="T1"/></text:p>
      <text:p text:style-name="P13"><text:span text:style-name="T2">6. </text:span><text:span text:style-name="T1">Con el comando nano crea un fichero llamado “infopersonal.txt” dentro de la carpeta de  documentos creada en el ejercicio 4. Introduce nombre, apellidos, dirección y cualquier  otro contenido que inventes. Guarda el fichero (CTRL + X). </text:span></text:p>
      <text:p text:style-name="P13"><text:span text:style-name="T1"/></text:p>
      <text:p text:style-name="P13"><text:span text:style-name="T1"/></text:p>
      <text:p text:style-name="P22"><text:span text:style-name="T2">7. </text:span><text:span text:style-name="T1">Realiza un listado del contenido del workdir de ana con la instrucción ls –l. Describe la  información que ves. </text:span></text:p>
      <text:p text:style-name="P22"><text:span text:style-name="T1"/></text:p>
      <text:p text:style-name="P22"><text:span text:style-name="T1"/></text:p>
      <text:p text:style-name="P5"><text:span text:style-name="T2">8. </text:span><text:span text:style-name="T1">Abandona la sesión del usuario ana y vuelve a tu usuario de partida. </text:span></text:p>
      <text:p text:style-name="P5"><text:span text:style-name="T1"/></text:p>
      <text:p text:style-name="P5"><text:span text:style-name="T1"/></text:p>
      <text:p text:style-name="P23"><text:span text:style-name="T2">9. </text:span><text:span text:style-name="T1">Bloquea al usuario “ana”. Trata de acceder a él de nuevo y prueba que efectivamente ya  no es posible acceder a él. </text:span></text:p>
      <text:p text:style-name="P23"><text:span text:style-name="T1"/></text:p>
      <text:p text:style-name="P23"><text:span text:style-name="T1"/></text:p>
      <text:p text:style-name="P24"><text:span text:style-name="T2">10. </text:span><text:span text:style-name="T1">Accede al fichero de configuración /etc/deluser.conf para modificarlo de manera que  cuando usemos la instrucción </text:span><text:span text:style-name="T2">deluser </text:span><text:span text:style-name="T1">para eliminar a un usuario, se elimine también su  workdir. Prueba a borrar al usuario “</text:span><text:span text:style-name="T2">kevin</text:span><text:span text:style-name="T3">” </text:span><text:span text:style-name="T1">y comprueba que su workdir ha sido eliminado.</text:span></text:p>
      <text:p text:style-name="P24"><text:span text:style-name="T1"/></text:p>
      <text:p text:style-name="P24"><text:soft-page-break/><text:span text:style-name="T1"/></text:p>
      <text:p text:style-name="P24"><text:span text:style-name="T2">11. </text:span><text:span text:style-name="T1">Activa de nuevo el acceso a “ana” </text:span></text:p>
      <text:p text:style-name="P24"><text:span text:style-name="T1"/></text:p>
      <text:p text:style-name="P24"><text:span text:style-name="T1"/></text:p>
      <text:p text:style-name="P6"><text:span text:style-name="T2">12. </text:span><text:span text:style-name="T1">Desactiva la petición de contraseña para acceder al usuario “pedro”.</text:span></text:p>
      <text:p text:style-name="P6"><text:span text:style-name="T1"/></text:p>
      <text:p text:style-name="P6"><text:span text:style-name="T1"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9T17:57:01.676000000</meta:creation-date>
    <dc:date>2026-01-19T17:58:19.669000000</dc:date>
    <meta:editing-duration>PT1M18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48" meta:word-count="650" meta:character-count="3969" meta:non-whitespace-character-count="3298"/>
  </office:meta>
</office:document-meta>
</file>